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fo:font-style="italic" style:font-style-asian="italic" style:font-style-complex="italic"/>
    </style:style>
    <style:style style:name="P2" style:family="paragraph" style:parent-style-name="_3c_l_3e_">
      <style:text-properties fo:font-style="normal" style:font-style-asian="normal" style:font-style-complex="normal"/>
    </style:style>
    <style:style style:name="P3" style:family="paragraph" style:parent-style-name="Heading_20_1">
      <style:text-properties fo:font-style="normal" style:font-style-asian="normal" style:font-style-complex="normal"/>
    </style:style>
    <style:style style:name="P4" style:family="paragraph" style:parent-style-name="Heading_20_1">
      <style:text-properties style:font-name="Times New Roman" fo:font-style="normal" style:font-style-asian="normal" style:font-style-complex="normal"/>
    </style:style>
    <style:style style:name="P5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font-name="Times New Roman1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élix de Paranjon</text:p>
      <text:p text:style-name="Heading">Ovide, <text:span text:style-name="T3">Métamorphoses</text:span></text:p>
      <text:h text:style-name="P3" text:outline-level="1">Livre dixième</text:h>
      <text:h text:style-name="P5" text:outline-level="2"><text:s/>I.<text:line-break/>Descente d’Orphée aux Enfers.<text:line-break/>(V. 1-26, 28-52)</text:h>
      <text:p text:style-name="_3c_l_3e_"><text:span text:style-name="_3c_pb_3e_"><text:span text:style-name="T5">[419]</text:span></text:span>De-là Hyménée,</text:p>
      <text:p text:style-name="_3c_l_3e_">voilé d’un manteau couleur-de-safran,</text:p>
      <text:p text:style-name="_3c_l_3e_">s’éloigne</text:p>
      <text:p text:style-name="_3c_l_3e_">à travers l’air immense,</text:p>
      <text:p text:style-name="_3c_l_3e_">et il se dirige vers les rivages des Ciconiens,</text:p>
      <text:p text:style-name="_3c_l_3e_">et il est appelé en-vain</text:p>
      <text:p text:style-name="_3c_l_3e_">par la voix d’-Orphée.</text:p>
      <text:p text:style-name="_3c_l_3e_">Il fut présent à-la-vérité,</text:p>
      <text:p text:style-name="_3c_l_3e_">mais il n’apporta</text:p>
      <text:p text:style-name="_3c_l_3e_">ni paroles solennelles,</text:p>
      <text:p text:style-name="_3c_l_3e_">ni visages joyeux,</text:p>
      <text:p text:style-name="_3c_l_3e_">ni présage heureux.</text:p>
      <text:p text:style-name="_3c_l_3e_">La torche aussi, qu’il tint,</text:p>
      <text:p text:style-name="_3c_l_3e_">fut sans-cesse criarde (pétillante)</text:p>
      <text:p text:style-name="_3c_l_3e_">par la fumée qui-fait-pleurer,</text:p>
      <text:p text:style-name="_3c_l_3e_">et elle ne trouva aucuns feux</text:p>
      <text:p text:style-name="_3c_l_3e_">par les mouvements.</text:p>
      <text:p text:style-name="_3c_l_3e_">L’issue <text:span text:style-name="T3">fut</text:span> plus funeste que l’augure :</text:p>
      <text:p text:style-name="_3c_l_3e_">car tandis que la nouvelle mariée</text:p>
      <text:p text:style-name="_3c_l_3e_">se promène à travers les herbes,</text:p>
      <text:p text:style-name="_3c_l_3e_">accompagnée d’une troupe de naiades,</text:p>
      <text:p text:style-name="_3c_l_3e_">elle tombe,</text:p>
      <text:p text:style-name="_3c_l_3e_">la dent d’un serpent</text:p>
      <text:p text:style-name="_3c_l_3e_">ayant été reçue (ayant pénétré) dans <text:span text:style-name="T3">son</text:span> talon.</text:p>
      <text:p text:style-name="_3c_l_3e_">Laquelle après que</text:p>
      <text:p text:style-name="_3c_l_3e_">le chantre du-Rhodope</text:p>
      <text:p text:style-name="_3c_l_3e_">eut pleurée suffisamment</text:p>
      <text:p text:style-name="_3c_l_3e_">vers les airs supérieurs,</text:p>
      <text:p text:style-name="_3c_l_3e_"><text:span text:style-name="_3c_pb_3e_"><text:span text:style-name="T5">[421] </text:span></text:span>afin qu’il tentât aussi les ombres,</text:p>
      <text:p text:style-name="_3c_l_3e_">il osa descendre</text:p>
      <text:p text:style-name="_3c_l_3e_">ver le Styx</text:p>
      <text:p text:style-name="_3c_l_3e_">par la porte du-Ténare,</text:p>
      <text:p text:style-name="_3c_l_3e_">et il alla-trouver à travers les peuples légers,</text:p>
      <text:p text:style-name="_3c_l_3e_">et les fantômes</text:p>
      <text:p text:style-name="_3c_l_3e_">s’étant acquittés des sépultures,</text:p>
      <text:p text:style-name="_3c_l_3e_">Proserpine,</text:p>
      <text:p text:style-name="_3c_l_3e_">et le maître des ombres</text:p>
      <text:p text:style-name="_3c_l_3e_">occupant des royaumes désagréables ;</text:p>
      <text:p text:style-name="_3c_l_3e_">et ses cordes étant frappées selon (en accord avec) <text:span text:style-name="T3">ses</text:span> chants</text:p>
      <text:p text:style-name="_3c_l_3e_">il dit ainsi :</text:p>
      <text:p text:style-name="_3c_l_3e_">Ô divinités du monde</text:p>
      <text:p text:style-name="_3c_l_3e_"><text:soft-page-break/>placé sous terre,</text:p>
      <text:p text:style-name="_3c_l_3e_">dans lequel nous retombons,</text:p>
      <text:p text:style-name="_3c_l_3e_">tout ce (nous tous) qui sommes créées <text:span text:style-name="T3">de</text:span> mortel,</text:p>
      <text:p text:style-name="_3c_l_3e_">si il est-loisible,</text:p>
      <text:p text:style-name="_3c_l_3e_">et <text:span text:style-name="T3">si</text:span> vous <text:span text:style-name="T3">me</text:span> permettez de dire des choses vraies,</text:p>
      <text:p text:style-name="_3c_l_3e_">les détours d’une bouche trompeuse</text:p>
      <text:p text:style-name="_3c_l_3e_">étant déposés,</text:p>
      <text:p text:style-name="_3c_l_3e_">je ne suis point descendu ici,</text:p>
      <text:p text:style-name="_3c_l_3e_">pour que je visse le sombre Tartare,</text:p>
      <text:p text:style-name="_3c_l_3e_">ni pour que j’enchaînasse</text:p>
      <text:p text:style-name="_3c_l_3e_">les trois gosiers</text:p>
      <text:p text:style-name="_3c_l_3e_">du monstre iddu-de-Méduse</text:p>
      <text:p text:style-name="_3c_l_3e_"><text:span text:style-name="T3">gosiers</text:span> hérissés de serpents :</text:p>
      <text:p text:style-name="_3c_l_3e_"><text:span text:style-name="T3">mon</text:span> épouse <text:span text:style-name="T3">est</text:span> cause de <text:span text:style-name="T3">mon</text:span> voyage,</text:p>
      <text:p text:style-name="_3c_l_3e_">dans laquelle <text:span text:style-name="T3">épouse</text:span> une vipère foulée</text:p>
      <text:p text:style-name="_3c_l_3e_">a répandu <text:span text:style-name="T3">son</text:span> venin,</text:p>
      <text:p text:style-name="_3c_l_3e_">et <text:span text:style-name="T4">lui</text:span> a enlevé</text:p>
      <text:p text:style-name="_3c_l_3e_">les années croissantes.</text:p>
      <text:p text:style-name="_3c_l_3e_">J’ai voulu pouvoir supporter,</text:p>
      <text:p text:style-name="_3c_l_3e_">et je ne nierai pas moi l’avoir tenté :</text:p>
      <text:p text:style-name="_3c_l_3e_">l’amour a vaincu.</text:p>
      <text:p text:style-name="_3c_l_3e_">Mais vous, moi je vous prie</text:p>
      <text:p text:style-name="_3c_l_3e_">par ces lieux, pleins d’effroi,</text:p>
      <text:p text:style-name="_3c_l_3e_">par cet immense Chaos,</text:p>
      <text:p text:style-name="_3c_l_3e_">et par les silences de ce vaste royaume,</text:p>
      <text:p text:style-name="_3c_l_3e_">recommencez-à-tisser</text:p>
      <text:p text:style-name="_3c_l_3e_">les destins hâtés d’Eurydice.</text:p>
      <text:p text:style-name="_3c_l_3e_">Toutes choses nous sommes dues à vous ;</text:p>
      <text:p text:style-name="_3c_l_3e_">et <text:span text:style-name="T3">nous</text:span> étant arrêtés un peu</text:p>
      <text:p text:style-name="_3c_l_3e_">nous nous hâtons plus tard ou plus tôt</text:p>
      <text:p text:style-name="_3c_l_3e_">vers une seule demeure :</text:p>
      <text:p text:style-name="_3c_l_3e_">tous nous nous dirigeons ici ;</text:p>
      <text:p text:style-name="_3c_l_3e_">cette maison est la dernière,</text:p>
      <text:p text:style-name="_3c_l_3e_">et vous vous occupez</text:p>
      <text:p text:style-name="_3c_l_3e_"><text:span text:style-name="_3c_pb_3e_"><text:span text:style-name="T5">[423]</text:span></text:span>les royaumes les plus étendus</text:p>
      <text:p text:style-name="_3c_l_3e_">du genre humain.</text:p>
      <text:p text:style-name="_3c_l_3e_">Celle-ci aussi sera de votre droit (votre propriété),</text:p>
      <text:p text:style-name="_3c_l_3e_">lorsque mûre</text:p>
      <text:p text:style-name="_3c_l_3e_">elle aura accompli les années régulières.</text:p>
      <text:p text:style-name="_3c_l_3e_">Nous demandons l’usage (la possession)</text:p>
      <text:p text:style-name="_3c_l_3e_">au lieu d’un présent.</text:p>
      <text:p text:style-name="_3c_l_3e_">Qui se les destins refusent</text:p>
      <text:p text:style-name="_3c_l_3e_"><text:span text:style-name="T3">cette</text:span> faveur pour <text:span text:style-name="T4">mon</text:span> épouse,</text:p>
      <text:p text:style-name="_3c_l_3e_">il est décidé pour moi</text:p>
      <text:p text:style-name="_3c_l_3e_">de-ne-pas-vouloir retourner :</text:p>
      <text:p text:style-name="_3c_l_3e_">réjouissez-vous de la mort de deux <text:span text:style-name="T3">victimes</text:span>.</text:p>
      <text:p text:style-name="_3c_l_3e_">Les ombres privés-de-sang</text:p>
      <text:p text:style-name="_3c_l_3e_">pleuraient sur <text:span text:style-name="T3">lui</text:span> disant de tels <text:span text:style-name="T3">chants</text:span>,</text:p>
      <text:p text:style-name="_3c_l_3e_">et touchant <text:span text:style-name="T3">ses</text:span> cordes</text:p>
      <text:p text:style-name="_3c_l_3e_">selon les paroles ;</text:p>
      <text:p text:style-name="_3c_l_3e_">ni Tantale ne chercha-à-prendre</text:p>
      <text:p text:style-name="_3c_l_3e_">l’onde qui-se-retire</text:p>
      <text:p text:style-name="_3c_l_3e_"><text:soft-page-break/>et la roue d’Ixion resta-immobile ;</text:p>
      <text:p text:style-name="_3c_l_3e_">ni les oiseaux ne déchirèrent la doie ;</text:p>
      <text:p text:style-name="_3c_l_3e_">et les filles-de-Bélus ne-s’-occupèrent plus de <text:span text:style-name="T3">leurs</text:span> urnes,</text:p>
      <text:p text:style-name="_3c_l_3e_">et tu t’assis, Sisyphe,</text:p>
      <text:p text:style-name="_3c_l_3e_">sur ton rocher.</text:p>
      <text:p text:style-name="_3c_l_3e_">La renommée est</text:p>
      <text:p text:style-name="_3c_l_3e_">les joues des Euménides</text:p>
      <text:p text:style-name="_3c_l_3e_">vaincues par ce chant</text:p>
      <text:p text:style-name="_3c_l_3e_">s’être mouillées de larmes</text:p>
      <text:p text:style-name="_3c_l_3e_">alors pour-la-première-fois</text:p>
      <text:p text:style-name="_3c_l_3e_">Ni l’épouse royale</text:p>
      <text:p text:style-name="_3c_l_3e_">n’a-la-force de refuser à <text:span text:style-name="T3">lui</text:span> priant,</text:p>
      <text:p text:style-name="_3c_l_3e_">ni celui qui gouverne les bas <text:span text:style-name="T3">lieux</text:span> ;</text:p>
      <text:p text:style-name="_3c_l_3e_">et ils appellent Eurydice.</text:p>
      <text:p text:style-name="_3c_l_3e_">Celle-ci était</text:p>
      <text:p text:style-name="_3c_l_3e_">parmi les ombres nouvelles,</text:p>
      <text:p text:style-name="_3c_l_3e_">et elle s’avança</text:p>
      <text:p text:style-name="_3c_l_3e_">d’un pas lent par-suite-de <text:span text:style-name="T3">sa</text:span> blessure.</text:p>
      <text:p text:style-name="_3c_l_3e_">Le héros du Rhodope</text:p>
      <text:p text:style-name="_3c_l_3e_">reçoit celle-ci</text:p>
      <text:p text:style-name="_3c_l_3e_">en-même-temps aussi la condition,</text:p>
      <text:p text:style-name="_3c_l_3e_">qu’il ne tourne pas en-arrière</text:p>
      <text:p text:style-name="_3c_l_3e_">ses yeux,</text:p>
      <text:p text:style-name="_3c_l_3e_">jusqu’à ce qu’il ait franchi</text:p>
      <text:p text:style-name="_3c_l_3e_">les vallées de-l’Averne,</text:p>
      <text:p text:style-name="_3c_l_3e_">ou les dons (ce don) devoir être annulés.</text:p>
      <text:h text:style-name="P6" text:outline-level="2">II. Retour d’Orphée.<text:line-break/>Son malheur.<text:line-break/>(V. 53-77)</text:h>
      <text:p text:style-name="_3c_l_3e_"><text:span text:style-name="_3c_pb_3e_"><text:span text:style-name="T5">[425]</text:span></text:span>Un sentier en-pente,</text:p>
      <text:p text:style-name="_3c_l_3e_">ardu, obscur,</text:p>
      <text:p text:style-name="_3c_l_3e_">épais par un brouillard opaque,</text:p>
      <text:p text:style-name="_3c_l_3e_">est pris (suivi)</text:p>
      <text:p text:style-name="_3c_l_3e_">à travers de mornes silences.</text:p>
      <text:p text:style-name="_3c_l_3e_">Et ils n’étaient pas éloignés loin</text:p>
      <text:p text:style-name="_3c_l_3e_">du bord de la surface-de la terre :</text:p>
      <text:p text:style-name="_3c_l_3e_">là l’amant,</text:p>
      <text:p text:style-name="_3c_l_3e_">craignant qu’elle ne fît-défaut,</text:p>
      <text:p text:style-name="_3c_l_3e_">et avide de voir,</text:p>
      <text:p text:style-name="_3c_l_3e_">tourna les yeux,</text:p>
      <text:p text:style-name="_3c_l_3e_">et celle-ci retomba aussitôt ;</text:p>
      <text:p text:style-name="_3c_l_3e_">et tendant les bras,</text:p>
      <text:p text:style-name="_3c_l_3e_">et s’efforçant d’être prise</text:p>
      <text:p text:style-name="_3c_l_3e_">et de prendre,</text:p>
      <text:p text:style-name="_3c_l_3e_">la malheureuse ne saisit rien</text:p>
      <text:p text:style-name="_3c_l_3e_">sinon les airs qui-se-retirent.</text:p>
      <text:p text:style-name="_3c_l_3e_">Et déjà mourant pour-la-seconde-fois,</text:p>
      <text:p text:style-name="_3c_l_3e_">elle se plaignit en-quoi-que-ce-soit</text:p>
      <text:p text:style-name="_3c_l_3e_">de son époux :</text:p>
      <text:p text:style-name="_3c_l_3e_">de quoi en effet se plaindrait-elle</text:p>
      <text:p text:style-name="_3c_l_3e_"><text:soft-page-break/>sinon soi <text:span text:style-name="T3">avoir été</text:span> aimée ?</text:p>
      <text:p text:style-name="_3c_l_3e_">Et elle dit pour-la-dernière-fois un adieu,</text:p>
      <text:p text:style-name="_3c_l_3e_"><text:span text:style-name="T3">tel</text:span> que celui-ci pût-<text:span text:style-name="T3">le</text:span>-recevoir à peine</text:p>
      <text:p text:style-name="_3c_l_3e_">de <text:span text:style-name="T3">ses</text:span> oreilles ;</text:p>
      <text:p text:style-name="_3c_l_3e_">et elle fut replongée de-nouveau</text:p>
      <text:p text:style-name="_3c_l_3e_">au-même-lieu.</text:p>
      <text:p text:style-name="_3c_l_3e_">Orphée resta-stupéfait</text:p>
      <text:p text:style-name="_3c_l_3e_">de la double mort de <text:span text:style-name="T3">son</text:span> épouse,</text:p>
      <text:p text:style-name="_3c_l_3e_">non autrement que <text:span text:style-name="T3">celui</text:span> qui</text:p>
      <text:p text:style-name="_3c_l_3e_">vit timide (avec effroi)</text:p>
      <text:p text:style-name="_3c_l_3e_">les trois cous du chien,</text:p>
      <text:p text:style-name="_3c_l_3e_">le <text:span text:style-name="T3">cou du</text:span> milieu portant des chaînes ;</text:p>
      <text:p text:style-name="_3c_l_3e_">lequel la peur ne quitta pas</text:p>
      <text:p text:style-name="_3c_l_3e_">avant que <text:span text:style-name="T3">sa</text:span> nature première <text:span text:style-name="T3">ne le quittât</text:span>,</text:p>
      <text:p text:style-name="_3c_l_3e_">une pierre s’étant élevée à travers <text:span text:style-name="T3">son</text:span> corps ;</text:p>
      <text:p text:style-name="_3c_l_3e_">et <text:span text:style-name="T3">non autrement qu’</text:span>Olénus,</text:p>
      <text:p text:style-name="_3c_l_3e_">qui attira sur lui le crime,</text:p>
      <text:p text:style-name="_3c_l_3e_">et voulut paraître</text:p>
      <text:p text:style-name="_3c_l_3e_">être coupable ;</text:p>
      <text:p text:style-name="_3c_l_3e_">et <text:span text:style-name="T3">que</text:span> toi, malheureuse Léthéa,</text:p>
      <text:p text:style-name="_3c_l_3e_">ayant eu-confiance dans ta beauté,</text:p>
      <text:p text:style-name="_3c_l_3e_">cœurs</text:p>
      <text:p text:style-name="_3c_l_3e_">autrefois très-unis,</text:p>
      <text:p text:style-name="_3c_l_3e_"><text:span text:style-name="_3c_pb_3e_"><text:span text:style-name="T5">[427]</text:span></text:span>maintenant pierres,</text:p>
      <text:p text:style-name="_3c_l_3e_">que l’humide Ida supporte.</text:p>
      <text:p text:style-name="_3c_l_3e_">Le nocher avait repoussé <text:span text:style-name="T3">lui</text:span> priant,</text:p>
      <text:p text:style-name="_3c_l_3e_">et voulant en-vain</text:p>
      <text:p text:style-name="_3c_l_3e_">traverser de-nouveau.</text:p>
      <text:p text:style-name="_3c_l_3e_">Il (Orphée) resta-assis cependant sur la rive</text:p>
      <text:p text:style-name="_3c_l_3e_">durant sept jours,</text:p>
      <text:p text:style-name="_3c_l_3e_">sale,</text:p>
      <text:p text:style-name="_3c_l_3e_">sans don de Cérès.</text:p>
      <text:p text:style-name="_3c_l_3e_">Le souci, et la douleur de <text:span text:style-name="T3">son</text:span> cœur,</text:p>
      <text:p text:style-name="_3c_l_3e_">et ses larmes</text:p>
      <text:p text:style-name="_3c_l_3e_">furent ses aliments.</text:p>
      <text:p text:style-name="_3c_l_3e_">S’étant plaint les dieux de l’<text:span text:style-name="T1">É</text:span><text:span text:style-name="T2">rèbe</text:span></text:p>
      <text:p text:style-name="_3c_l_3e_">être cruels,</text:p>
      <text:p text:style-name="_3c_l_3e_">il se retire</text:p>
      <text:p text:style-name="_3c_l_3e_">sur le haut Rhodope</text:p>
      <text:p text:style-name="_3c_l_3e_">et sur l’Hémus</text:p>
      <text:p text:style-name="_3c_l_3e_">battu par les aquilons.</text:p>
      <text:h text:style-name="Heading_20_2" text:outline-level="2">III<text:line-break/>Chant d’Orphée. Métamorphose d’Hyacinthe<text:line-break/>(V. 86-103, 143-152, 157-158, 161-219)</text:h>
      <text:p text:style-name="_3c_l_3e_">Une colline était,</text:p>
      <text:p text:style-name="_3c_l_3e_">et sur la colline</text:p>
      <text:p text:style-name="_3c_l_3e_">la surface très-unie d’un plateau,</text:p>
      <text:p text:style-name="_3c_l_3e_">laquelle les herbes du gazon</text:p>
      <text:p text:style-name="_3c_l_3e_">rendaient verte.</text:p>
      <text:p text:style-name="_3c_l_3e_">L’ombre manquait au lieu ;</text:p>
      <text:p text:style-name="_3c_l_3e_"><text:soft-page-break/>dans lequel côté</text:p>
      <text:p text:style-name="_3c_l_3e_">après que le chantre né des dieux</text:p>
      <text:p text:style-name="_3c_l_3e_">se fut assis,</text:p>
      <text:p text:style-name="_3c_l_3e_">et <text:span text:style-name="T3">qu</text:span><text:span text:style-name="T5">’il eût touché </text:span><text:span text:style-name="T3">ses</text:span><text:span text:style-name="T5"> cordes sonores,</text:span></text:p>
      <text:p text:style-name="_3c_l_3e_"><text:span text:style-name="T5">l’ombre vint au lieu.</text:span></text:p>
      <text:p text:style-name="_3c_l_3e_"><text:span text:style-name="T5">Ni l’arbre de Chaonie ne manqua,</text:span></text:p>
      <text:p text:style-name="_3c_l_3e_"><text:span text:style-name="T5">ni la forêt des Héliades,</text:span></text:p>
      <text:p text:style-name="_3c_l_3e_"><text:span text:style-name="T5">ni le chêne de (aux) feuilles élevées,</text:span></text:p>
      <text:p text:style-name="_3c_l_3e_"><text:span text:style-name="T5">ni les tendres tilleuls,</text:span></text:p>
      <text:p text:style-name="_3c_l_3e_"><text:span text:style-name="T5">ni le hêtre, et le chaste laurier,</text:span></text:p>
      <text:p text:style-name="_3c_l_3e_"><text:span text:style-name="T5">et les fragiles coudriers,</text:span></text:p>
      <text:p text:style-name="_3c_l_3e_"><text:span text:style-name="T5">et le frêne bon pour les javelots,</text:span></text:p>
      <text:p text:style-name="_3c_l_3e_"><text:span text:style-name="T5">et le sapin sans-nœuds,</text:span></text:p>
      <text:p text:style-name="_3c_l_3e_"><text:span text:style-name="T5">et l’yeuse courbée par les glands,</text:span></text:p>
      <text:p text:style-name="_3c_l_3e_"><text:span text:style-name="T5">et le platane fait-pour-le plaisir,</text:span></text:p>
      <text:p text:style-name="_3c_l_3e_"><text:span text:style-name="T5">et l’érable inégal par </text:span><text:span text:style-name="T3">ses</text:span><text:span text:style-name="T5"> couleurs ;</text:span></text:p>
      <text:p text:style-name="_3c_l_3e_"><text:span text:style-name="T5">et en-même temps les saules croissant-près-des-fleuves,</text:span></text:p>
      <text:p text:style-name="_3c_l_3e_"><text:span text:style-name="T5">et le lotus aquatique,</text:span></text:p>
      <text:p text:style-name="_3c_l_3e_"><text:span text:style-name="T5">et le buis perpétuellement vert,</text:span></text:p>
      <text:p text:style-name="_3c_l_3e_"><text:span text:style-name="T5">et les minces tamaris</text:span></text:p>
      <text:p text:style-name="_3c_l_3e_"><text:span text:style-name="_3c_pb_3e_"><text:span text:style-name="T5">[429]</text:span></text:span><text:span text:style-name="T5">et le myrte aux deux-couleurs,</text:span></text:p>
      <text:p text:style-name="_3c_l_3e_"><text:span text:style-name="T5">et le laurier-thym d’un-bleu-foncé par </text:span><text:span text:style-name="T3">ses</text:span><text:span text:style-name="T5"> baies.</text:span></text:p>
      <text:p text:style-name="_3c_l_3e_"><text:span text:style-name="T5">Vous aussi vous vîntes,</text:span></text:p>
      <text:p text:style-name="_3c_l_3e_"><text:span text:style-name="T5">lierres aux-pieds-flexibles,</text:span></text:p>
      <text:p text:style-name="_3c_l_3e_"><text:span text:style-name="T5">et </text:span><text:span text:style-name="T3">vous</text:span><text:span text:style-name="T5"> en-même-temps vignes chargées-de-pampres,</text:span></text:p>
      <text:p text:style-name="_3c_l_3e_"><text:span text:style-name="T5">et ormes revêtus de vignes,</text:span></text:p>
      <text:p text:style-name="_3c_l_3e_"><text:span text:style-name="T5">et ornes, et faux-sapins,</text:span></text:p>
      <text:p text:style-name="_3c_l_3e_"><text:span text:style-name="T5">et arbousier</text:span></text:p>
      <text:p text:style-name="_3c_l_3e_"><text:span text:style-name="T5">chargé d’un fruit rouge,</text:span></text:p>
      <text:p text:style-name="_3c_l_3e_"><text:span text:style-name="T5">et palmes flexibles,</text:span></text:p>
      <text:p text:style-name="_3c_l_3e_"><text:span text:style-name="T5">récompenses de vainqueur,</text:span></text:p>
      <text:p text:style-name="_3c_l_3e_"><text:span text:style-name="T5">et pin retroussé quant à la chevelure,</text:span></text:p>
      <text:p text:style-name="_3c_l_3e_"><text:span text:style-name="T5">et hérissé par le sommet.</text:span></text:p>
      <text:p text:style-name="_3c_l_3e_"><text:span text:style-name="T5">Le chantre avait attiré une telle forêt,</text:span></text:p>
      <text:p text:style-name="_3c_l_3e_"><text:span text:style-name="T5">et il était assis au-milieu</text:span></text:p>
      <text:p text:style-name="_3c_l_3e_"><text:span text:style-name="T5">dans une réunion de bêtes-fauves</text:span></text:p>
      <text:p text:style-name="_3c_l_3e_"><text:span text:style-name="T5">et </text:span><text:span text:style-name="T3">dans</text:span><text:span text:style-name="T5"> une troupe d’oiseaux.</text:span></text:p>
      <text:p text:style-name="_3c_l_3e_"><text:span text:style-name="T5">[…]</text:span></text:p>
      <text:h text:style-name="P4" text:outline-level="1">Livre onzième</text:h>
      <text:h text:style-name="Heading_20_2" text:outline-level="2">I.<text:line-break/>Mort d’Orphée<text:line-break/>(V. 1-19, 23-43)</text:h>
      <text:p text:style-name="_3c_l_3e_"><text:span text:style-name="_3c_pb_3e_"><text:span text:style-name="T5">[441]</text:span></text:span><text:span text:style-name="T5">Pendant-que le chantre de-Thrace</text:span></text:p>
      <text:p text:style-name="_3c_l_3e_"><text:span text:style-name="T5">attire par un tel chant</text:span></text:p>
      <text:p text:style-name="_3c_l_3e_"><text:span text:style-name="T5">les forêts et les esprits des bêtes-sauvages</text:span></text:p>
      <text:p text:style-name="_3c_l_3e_"><text:span text:style-name="T5">et les rochers qui </text:span><text:span text:style-name="T3">le </text:span><text:span text:style-name="T5">suivent,</text:span></text:p>
      <text:p text:style-name="_3c_l_3e_"><text:span text:style-name="T5">voici-que les brus des Ciconiens,</text:span></text:p>
      <text:p text:style-name="_3c_l_3e_"><text:span text:style-name="T5">couvertes de peaux de bêtes-sauvages</text:span></text:p>
      <text:p text:style-name="_3c_l_3e_"><text:span text:style-name="T5">quant à </text:span><text:span text:style-name="T3">leurs</text:span><text:span text:style-name="T5"> poitrines en-délire,</text:span></text:p>
      <text:p text:style-name="_3c_l_3e_"><text:soft-page-break/><text:span text:style-name="T5">aperçoivent du sommet d’une éminence</text:span></text:p>
      <text:p text:style-name="_3c_l_3e_"><text:span text:style-name="T5">Orphée unissant </text:span><text:span text:style-name="T3">les</text:span><text:span text:style-name="T5"> chants</text:span></text:p>
      <text:p text:style-name="_3c_l_3e_"><text:span text:style-name="T5">aux cordes frappées.</text:span></text:p>
      <text:p text:style-name="_3c_l_3e_"><text:span text:style-name="T5">D’entre lesquelles une,</text:span></text:p>
      <text:p text:style-name="P1">sa<text:span text:style-name="T5"> chevelure étant agitée</text:span></text:p>
      <text:p text:style-name="P1"><text:span text:style-name="T5">à travers les airs légers :</text:span></text:p>
      <text:p text:style-name="P1"><text:span text:style-name="T5">Voici, dit-elle, voici celui </text:span>qui <text:span text:style-name="T5">est</text:span></text:p>
      <text:p text:style-name="P1"><text:span text:style-name="T5">le contempteur de nous ;</text:span></text:p>
      <text:p text:style-name="P1"><text:span text:style-name="T5">et elle envoya </text:span>sa<text:span text:style-name="T5"> javeline (son thyrse)</text:span></text:p>
      <text:p text:style-name="P1"><text:span text:style-name="T5">contre la bouche harmonieuse</text:span></text:p>
      <text:p text:style-name="P1"><text:span text:style-name="T5">du chantre d’-Apollon :</text:span></text:p>
      <text:p text:style-name="P1"><text:span text:style-name="T5">laquelle </text:span>javeline<text:span text:style-name="T5">, garnie-au-bout de feuilles,</text:span></text:p>
      <text:p text:style-name="P1"><text:span text:style-name="T5">fit une marque sans blessure.</text:span></text:p>
      <text:p text:style-name="P1"><text:span text:style-name="T5">Une pierre est le trait d’une seconde ;</text:span></text:p>
      <text:p text:style-name="P1"><text:span text:style-name="T5">laquelle </text:span>pierre<text:span text:style-name="T5"> ayant été lancée</text:span></text:p>
      <text:p text:style-name="P1"><text:span text:style-name="T5">fut vaincue dans l’air même</text:span></text:p>
      <text:p text:style-name="P1"><text:span text:style-name="T5">par l’accord et de la voix et de la lyre,</text:span></text:p>
      <text:p text:style-name="P1"><text:span text:style-name="T5">et tomba devant les pieds </text:span>d’Orphée</text:p>
      <text:p text:style-name="P1"><text:span text:style-name="T5">comme suppliante</text:span></text:p>
      <text:p text:style-name="P1"><text:span text:style-name="T5">pour des actes-d’-audace si furieux.</text:span></text:p>
      <text:p text:style-name="P1"><text:span text:style-name="T5">Mais les guerres téméraires</text:span></text:p>
      <text:p text:style-name="P1"><text:span text:style-name="_3c_pb_3e_"><text:span text:style-name="T5">[443]</text:span></text:span><text:span text:style-name="T5">croissent,</text:span></text:p>
      <text:p text:style-name="P1"><text:span text:style-name="T5">et </text:span>toute<text:span text:style-name="T5"> mesure a disparu,</text:span></text:p>
      <text:p text:style-name="P1"><text:span text:style-name="T5">et </text:span><text:span text:style-name="T7">É</text:span><text:span text:style-name="T5">rynnis insensée règne ;</text:span></text:p>
      <text:p text:style-name="P1"><text:span text:style-name="T5">et tous les traits</text:span></text:p>
      <text:p text:style-name="P1"><text:span text:style-name="T5">auraient été attendris par le chant ;</text:span></text:p>
      <text:p text:style-name="P1"><text:span text:style-name="T5">mais une clameur immense,</text:span></text:p>
      <text:p text:style-name="P1"><text:span text:style-name="T5">et la flûte de-Bérécynthe</text:span></text:p>
      <text:p text:style-name="P1"><text:span text:style-name="T5">à la corne enfflée,</text:span></text:p>
      <text:p text:style-name="P1"><text:span text:style-name="T5">et les tambours, et les battements-de-main,</text:span></text:p>
      <text:p text:style-name="P1"><text:span text:style-name="T5">et les hurlements bachiques,</text:span></text:p>
      <text:p text:style-name="P1"><text:span text:style-name="T5">rententirent-devant (couvrirent)</text:span></text:p>
      <text:p text:style-name="P1"><text:span text:style-name="T5">le son de la lyre.</text:span></text:p>
      <text:p text:style-name="P1"><text:span text:style-name="T5">Alors seulement les rochers</text:span></text:p>
      <text:p text:style-name="P1"><text:span text:style-name="T5">rougirent du sang</text:span></text:p>
      <text:p text:style-name="P1"><text:span text:style-name="T5">du chantre non entendu.</text:span></text:p>
      <text:p text:style-name="P1"><text:span text:style-name="T5">De-là elles se tournent contre Orphée</text:span></text:p>
      <text:p text:style-name="P1"><text:span text:style-name="T5">avec des mains ensanglantées,</text:span></text:p>
      <text:p text:style-name="P1"><text:span text:style-name="T5">et elles se rassemblent, comme des oiseaux,</text:span></text:p>
      <text:p text:style-name="P1"><text:span text:style-name="T5">si quelquefois ils voient</text:span></text:p>
      <text:p text:style-name="P1"><text:span text:style-name="T5">un oiseau de nuit</text:span></text:p>
      <text:p text:style-name="P1"><text:span text:style-name="T5">égaré le jour ;</text:span></text:p>
      <text:p text:style-name="P1"><text:span text:style-name="T5">et comme dans un théâtre</text:span></text:p>
      <text:p text:style-name="P1"><text:span text:style-name="T5">construit de l’un-et-l’autre-côté,</text:span></text:p>
      <text:p text:style-name="P1"><text:span text:style-name="T5">un cerd devant périr</text:span></text:p>
      <text:p text:style-name="P1"><text:span text:style-name="T5">dans l’arène du-matin</text:span></text:p>
      <text:p text:style-name="P1"><text:span text:style-name="T5">est la proie des chiens ;</text:span></text:p>
      <text:p text:style-name="P1"><text:span text:style-name="T5">et elles attaquent le chantre,</text:span></text:p>
      <text:p text:style-name="P1"><text:span text:style-name="T5">et elles </text:span><text:span text:style-name="T6">lui</text:span><text:span text:style-name="T5"> jettent des thyrses</text:span></text:p>
      <text:p text:style-name="P1"><text:span text:style-name="T5">verdoyants de feuillage,</text:span></text:p>
      <text:p text:style-name="P1"><text:span text:style-name="T5">non faits pour ces emplois.</text:span></text:p>
      <text:p text:style-name="P1"><text:span text:style-name="T5">Celles-ci brandissent des mottes-de-terre,</text:span></text:p>
      <text:p text:style-name="P1"><text:soft-page-break/><text:span text:style-name="T5">celles là des branches arrachée d’un arbre,</text:span></text:p>
      <text:p text:style-name="P1"><text:span text:style-name="T5">une partie des cailloux.</text:span></text:p>
      <text:p text:style-name="P1"><text:span text:style-name="T5">Et-pour-que les armes ne manquent pas à </text:span>leur<text:span text:style-name="T5"> fureur,</text:span></text:p>
      <text:p text:style-name="P1"><text:span text:style-name="T5">par hasard des bœufs</text:span></text:p>
      <text:p text:style-name="P1"><text:span text:style-name="T5">domptaient la terre</text:span></text:p>
      <text:p text:style-name="P1"><text:span text:style-name="T5">avec un-soc-de charrue enfoncé ;</text:span></text:p>
      <text:p text:style-name="P1"><text:span text:style-name="T5">et non loin de-là,</text:span></text:p>
      <text:p text:style-name="P1"><text:span text:style-name="T5">des cultivateurs musculeux (robustes),</text:span></text:p>
      <text:p text:style-name="P1"><text:span text:style-name="T5">préparant le fruit</text:span></text:p>
      <text:p text:style-name="P1"><text:span text:style-name="T5">avec beaucoup </text:span>de<text:span text:style-name="T5"> sueur,</text:span></text:p>
      <text:p text:style-name="P1"><text:span text:style-name="T5">creusaient les champs durs ;</text:span></text:p>
      <text:p text:style-name="P1"><text:span text:style-name="T5">lesquels fuient la troupe ayant été vue,</text:span></text:p>
      <text:p text:style-name="P1"><text:span text:style-name="T5">et ils laissent les instruments</text:span></text:p>
      <text:p text:style-name="P1"><text:span text:style-name="T5">de leur travail ;</text:span></text:p>
      <text:p text:style-name="P1"><text:span text:style-name="T5">et les sarcloirs,</text:span></text:p>
      <text:p text:style-name="P1"><text:span text:style-name="T5">et les lourdes bêches,</text:span></text:p>
      <text:p text:style-name="P2"><text:span text:style-name="_3c_pb_3e_">[445]</text:span>et les longs hoyaux,</text:p>
      <text:p text:style-name="P2">gîsent dispersés</text:p>
      <text:p text:style-name="P2">à travers les champs désertés.</text:p>
      <text:p text:style-name="P2">Lesquels <text:span text:style-name="T3">objets</text:span> après que furieuses</text:p>
      <text:p text:style-name="P2">elles eurent saisis,</text:p>
      <text:p text:style-name="P2">et <text:span text:style-name="T3">qu</text:span>’elles eurent mis-en-pièces les bœufs</text:p>
      <text:p text:style-name="P2">d’une corne (à la corne) menaçante,</text:p>
      <text:p text:style-name="P2">elles retournent-en-courant</text:p>
      <text:p text:style-name="P2">aux destins (à la mort) du chantre ;</text:p>
      <text:p text:style-name="P2">et sacriléges elles font-périr</text:p>
      <text:p text:style-name="P1">Orphée<text:span text:style-name="T5"> tendant les mains,</text:span></text:p>
      <text:p text:style-name="P1"><text:span text:style-name="T5">et disant des </text:span>paroles<text:span text:style-name="T5"> vaines</text:span></text:p>
      <text:p text:style-name="P1"><text:span text:style-name="T5">pour-la-première fois-dans ce temps-là,</text:span></text:p>
      <text:p text:style-name="P1"><text:span text:style-name="T5">et n’émouvant rien</text:span></text:p>
      <text:p text:style-name="P1"><text:span text:style-name="T5">par </text:span>sa<text:span text:style-name="T5"> voix ;</text:span></text:p>
      <text:p text:style-name="P1"><text:span text:style-name="T5">et le souffle s’étant exhalé</text:span></text:p>
      <text:p text:style-name="P1"><text:span text:style-name="T5">se retira (s’évanouit) dans les airs</text:span></text:p>
      <text:p text:style-name="P1"><text:span text:style-name="T5">par cette bouche (ô Jupiter !)</text:span></text:p>
      <text:p text:style-name="P1"><text:span text:style-name="T5">entendue des rochers</text:span></text:p>
      <text:p text:style-name="P1"><text:span text:style-name="T5">et comprise</text:span></text:p>
      <text:p text:style-name="P1"><text:span text:style-name="T5">par les sens des bêtes-sauvages.</text:span></text:p>
      <text:h text:style-name="Heading_20_2" text:outline-level="2">II. Douleur de la nature à la mort d’Orphée<text:line-break/>Châtiment des Bacchantes.<text:line-break/>(V. 44-84)</text:h>
      <text:p text:style-name="_3c_l_3e_">Les oiseaux tristes</text:p>
      <text:p text:style-name="_3c_l_3e_">te pleurèrent, Orphée,</text:p>
      <text:p text:style-name="_3c_l_3e_">la troupe des bêtes-sauvages te <text:span text:style-name="T3">pleura</text:span><text:span text:style-name="T5">,</text:span></text:p>
      <text:p text:style-name="_3c_l_3e_"><text:span text:style-name="T5">les durs rochers te </text:span><text:span text:style-name="T3">pleurèrent</text:span><text:span text:style-name="T5">,</text:span></text:p>
      <text:p text:style-name="_3c_l_3e_"><text:span text:style-name="T5">les forêts ayant suivi couvent</text:span></text:p>
      <text:p text:style-name="_3c_l_3e_"><text:span text:style-name="T5">tes chants </text:span><text:span text:style-name="T3">te pleurèrent </text:span><text:span text:style-name="T5">;</text:span></text:p>
      <text:p text:style-name="_3c_l_3e_"><text:span text:style-name="T5">l’arbre coupé quant à la chevelure te pleura,</text:span></text:p>
      <text:p text:style-name="P1">ses<text:span text:style-name="T5"> feuilles ayant été déposées ;</text:span></text:p>
      <text:p text:style-name="P1"><text:span text:style-name="T5">on dit les fleuves aussi</text:span></text:p>
      <text:p text:style-name="P1"><text:span text:style-name="T5">avoir crû par leurs </text:span>propres<text:span text:style-name="T5"> larmes ;</text:span></text:p>
      <text:p text:style-name="P1"><text:soft-page-break/><text:span text:style-name="T5">et les naïades et les dryades</text:span></text:p>
      <text:p text:style-name="P1"><text:span text:style-name="T5">eurent des voiles</text:span></text:p>
      <text:p text:style-name="P1"><text:span text:style-name="T5">sombres par </text:span>leur<text:span text:style-name="T5"> couleur-noire,</text:span></text:p>
      <text:p text:style-name="P1"><text:span text:style-name="T5">et des cheveux épars.</text:span></text:p>
      <text:p text:style-name="P1"><text:span text:style-name="T5">Les membres </text:span>d’Orphée<text:span text:style-name="T5"> gisent</text:span></text:p>
      <text:p text:style-name="P1"><text:span text:style-name="T5">divers pas les lieux :</text:span></text:p>
      <text:p text:style-name="P1"><text:span text:style-name="T5">Hèbre, tu reçois</text:span></text:p>
      <text:p text:style-name="P1">sa<text:span text:style-name="T5"> tête et </text:span>sa<text:span text:style-name="T5"> lyre</text:span></text:p>
      <text:p text:style-name="P1"><text:span text:style-name="T5">et (chose merveilleuse !) tandis que la lyre</text:span></text:p>
      <text:p text:style-name="P1"><text:span text:style-name="T5">roule au milieu-du fleuve,</text:span></text:p>
      <text:p text:style-name="P1"><text:span text:style-name="T5">elle gémit je ne sais quoi de plaintif,</text:span></text:p>
      <text:p text:style-name="P1">sa<text:span text:style-name="T5"> langue inanimée</text:span></text:p>
      <text:p text:style-name="P2"><text:span text:style-name="_3c_pb_3e_">[447]</text:span>murmure <text:span text:style-name="T3">quelque chose</text:span> de plaintif :</text:p>
      <text:p text:style-name="P2">les rivages répondent <text:span text:style-name="T3">quelque chose de </text:span>plaintif.</text:p>
      <text:p text:style-name="P2">Et déjà portées à la mer,</text:p>
      <text:p text:style-name="P2">elles abandonnent le fleuve national,</text:p>
      <text:p text:style-name="P2">et elles s’emparent du rivage</text:p>
      <text:p text:style-name="P2">de Lesbos Méthymnéenne.</text:p>
      <text:p text:style-name="P2">Là un farouche serpent</text:p>
      <text:p text:style-name="P2">attaque <text:span text:style-name="T3">cette</text:span> tête déposée</text:p>
      <text:p text:style-name="P2">sur des sables étrangers,</text:p>
      <text:p text:style-name="P2">et il lèche <text:span text:style-name="T3">ces</text:span> cheveux</text:p>
      <text:p text:style-name="P2">humectés d’une rosée qui-dégoutte,</text:p>
      <text:p text:style-name="P2">et il ouvre la gueule <text:span text:style-name="T3">pour</text:span> déchirer</text:p>
      <text:p text:style-name="P2">ce visage (cette bouche) qui-chante-des-hymnes.</text:p>
      <text:p text:style-name="P2">Enfin Phébus est-présent,</text:p>
      <text:p text:style-name="P2">et il repousse <text:span text:style-name="T3">le serpent</text:span> qui se préparait</text:p>
      <text:p text:style-name="P2">à porter des morsures,</text:p>
      <text:p text:style-name="P2">et il épaissit en pierre</text:p>
      <text:p text:style-name="P2">les gueules (la gueule) ouvertes du serpent,</text:p>
      <text:p text:style-name="P2">et <text:span text:style-name="T3">en</text:span> durcit les ouvertures (l’ouverture)</text:p>
      <text:p text:style-name="P2">béantes, comme elles étaient.</text:p>
      <text:p text:style-name="P2">L’ombre <text:span text:style-name="T3">d’Orphée</text:span> va-sous les terres,</text:p>
      <text:p text:style-name="P2">et il reconnaît tous les lieux</text:p>
      <text:p text:style-name="P2">qu’il avait vus auparavant,</text:p>
      <text:p text:style-name="P2">et cherchant à travers les champs des <text:span text:style-name="T3">mortels</text:span> pieux</text:p>
      <text:p text:style-name="P2">il trouve Eurydice,</text:p>
      <text:p text:style-name="P2">et <text:span text:style-name="T3">il l’</text:span>embrasse</text:p>
      <text:p text:style-name="P2">avec ses bras avides.</text:p>
      <text:p text:style-name="P2">Là tantôt tous-deux se promènent</text:p>
      <text:p text:style-name="P1">leurs <text:span text:style-name="T5">pas étant joints ;</text:span></text:p>
      <text:p text:style-name="P1"><text:span text:style-name="T5">tantôt il suit </text:span>elle le<text:span text:style-name="T5"> précédant,</text:span></text:p>
      <text:p text:style-name="P1"><text:span text:style-name="T5">tantôt allant-devant il précède,</text:span></text:p>
      <text:p text:style-name="P1"><text:span text:style-name="T5">et Orphée regarde-derrière-</text:span>lui</text:p>
      <text:p text:style-name="P2">maintenant sans-danger</text:p>
      <text:p text:style-name="P2">son Euryd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_3e_" style:display-name="&lt;l&gt;" style:family="paragraph" style:parent-style-name="Standard">
      <style:text-properties fo:font-weight="normal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3:11:14.42</meta:creation-date>
    <dc:date>2019-10-29T16:14:11.74</dc:date>
    <dc:creator>Karolina Suchecka</dc:creator>
    <meta:editing-duration>PT4H27M41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8" meta:paragraph-count="386" meta:word-count="1798" meta:character-count="10785"/>
  </office:meta>
</office:document-meta>
</file>